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/>
    <style:style style:name="ce6" style:family="table-cell" style:parent-style-name="Default" style:data-style-name="N0"/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2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Object Type</text:p>
          </table:table-cell>
          <table:table-cell office:value-type="string" table:style-name="ce2">
            <text:p>Scaled Point 1 (x)</text:p>
          </table:table-cell>
          <table:table-cell office:value-type="string" table:style-name="ce3">
            <text:p>Scaled Point 1 (y)</text:p>
          </table:table-cell>
          <table:table-cell table:style-name="ce3"/>
          <table:table-cell office:value-type="string" table:style-name="ce2">
            <text:p>Scaled Point 2 (x)</text:p>
          </table:table-cell>
          <table:table-cell office:value-type="string" table:style-name="ce2">
            <text:p>Scaled Point 2 (y)</text:p>
          </table:table-cell>
          <table:table-cell office:value-type="string" table:style-name="ce4">
            <text:p>Reverse?</text:p>
          </table:table-cell>
          <table:table-cell office:value-type="string" table:style-name="ce4">
            <text:p>Gradient</text:p>
          </table:table-cell>
          <table:table-cell office:value-type="string" table:style-name="ce4">
            <text:p>Adjusted Gradient</text:p>
          </table:table-cell>
          <table:table-cell office:value-type="string" table:style-name="ce6">
            <text:p>Vertical Shift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Beam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6" table:style-name="ce4">
            <text:p>15.6</text:p>
          </table:table-cell>
          <table:table-cell office:value-type="float" office:value="-0.8" table:style-name="ce4">
            <text:p>-0.8</text:p>
          </table:table-cell>
          <table:table-cell table:number-columns-repeated="4" table:style-name="ce4"/>
          <table:table-cell table:number-columns-repeated="16374"/>
        </table:table-row>
        <table:table-row table:style-name="ro2">
          <table:table-cell office:value-type="string" table:style-name="ce5">
            <text:p>SingleRay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99" table:style-name="ce4">
            <text:p>15.99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4"/>
        </table:table-row>
        <table:table-row table:style-name="ro2">
          <table:table-cell office:value-type="string" table:style-name="ce5">
            <text:p>Mirror 1</text:p>
          </table:table-cell>
          <table:table-cell office:value-type="float" office:value="9.4" table:style-name="ce4">
            <text:p>9.4</text:p>
          </table:table-cell>
          <table:table-cell office:value-type="float" office:value="1.3" table:style-name="ce4">
            <text:p>1.3</text:p>
          </table:table-cell>
          <table:table-cell office:value-type="float" office:value="-1.3" table:formula="of:=-[.C4]" table:style-name="ce4">
            <text:p>-1.3</text:p>
          </table:table-cell>
          <table:table-cell office:value-type="float" office:value="9.17" table:style-name="ce4">
            <text:p>9.17</text:p>
          </table:table-cell>
          <table:table-cell office:value-type="float" office:value="9.83" table:style-name="ce4">
            <text:p>9.83</text:p>
          </table:table-cell>
          <table:table-cell office:value-type="float" office:value="1" table:formula="of:=IF([.C4]&gt;[.F4]; -1; 1)" table:style-name="ce4">
            <text:p>1</text:p>
          </table:table-cell>
          <table:table-cell office:value-type="float" office:value="-37.086956521739062" table:formula="of:=(([.F4]-[.C4])/([.E4]-[.B4]))" table:style-name="ce4">
            <text:p>-37.08695652</text:p>
          </table:table-cell>
          <table:table-cell office:value-type="float" office:value="37.086956521739062" table:formula="of:=ABS([.H4])" table:style-name="ce4">
            <text:p>37.08695652</text:p>
          </table:table-cell>
          <table:table-cell office:value-type="float" office:value="349.91739130434718" table:formula="of:=[.F4]-([.E4]*[.H4])" table:style-name="ce4">
            <text:p>349.9173913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2</text:p>
          </table:table-cell>
          <table:table-cell office:value-type="float" office:value="17.47" table:style-name="ce4">
            <text:p>17.47</text:p>
          </table:table-cell>
          <table:table-cell office:value-type="float" office:value="9.66" table:style-name="ce4">
            <text:p>9.66</text:p>
          </table:table-cell>
          <table:table-cell office:value-type="float" office:value="-9.66" table:formula="of:=-[.C5]" table:style-name="ce4">
            <text:p>-9.66</text:p>
          </table:table-cell>
          <table:table-cell office:value-type="float" office:value="13.36" table:style-name="ce4">
            <text:p>13.36</text:p>
          </table:table-cell>
          <table:table-cell office:value-type="float" office:value="2.38" table:style-name="ce4">
            <text:p>2.38</text:p>
          </table:table-cell>
          <table:table-cell office:value-type="float" office:value="-1" table:formula="of:=IF([.C5]&gt;[.F5]; -1; 1)" table:style-name="ce4">
            <text:p>-1</text:p>
          </table:table-cell>
          <table:table-cell office:value-type="float" office:value="1.7712895377128957" table:formula="of:=(([.F5]-[.C5])/([.E5]-[.B5]))" table:style-name="ce4">
            <text:p>1.771289538</text:p>
          </table:table-cell>
          <table:table-cell office:value-type="float" office:value="-1.7712895377128957" table:formula="of:=[.G5]*[.H5]" table:style-name="ce4">
            <text:p>-1.771289538</text:p>
          </table:table-cell>
          <table:table-cell office:value-type="float" office:value="-21.284428223844284" table:formula="of:=[.C5]-([.B5]*[.H5])" table:style-name="ce4">
            <text:p>-21.28442822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3</text:p>
          </table:table-cell>
          <table:table-cell office:value-type="float" office:value="16.12" table:style-name="ce4">
            <text:p>16.12</text:p>
          </table:table-cell>
          <table:table-cell office:value-type="float" office:value="12.71" table:style-name="ce4">
            <text:p>12.71</text:p>
          </table:table-cell>
          <table:table-cell office:value-type="float" office:value="-12.71" table:formula="of:=-[.C6]" table:style-name="ce4">
            <text:p>-12.71</text:p>
          </table:table-cell>
          <table:table-cell office:value-type="float" office:value="11.88" table:style-name="ce4">
            <text:p>11.88</text:p>
          </table:table-cell>
          <table:table-cell office:value-type="float" office:value="17.96" table:style-name="ce4">
            <text:p>17.96</text:p>
          </table:table-cell>
          <table:table-cell office:value-type="float" office:value="1" table:formula="of:=IF([.C6]&gt;[.F6]; -1; 1)" table:style-name="ce4">
            <text:p>1</text:p>
          </table:table-cell>
          <table:table-cell office:value-type="float" office:value="-1.2382075471698113" table:formula="of:=(([.F6]-[.C6])/([.E6]-[.B6]))" table:style-name="ce4">
            <text:p>-1.238207547</text:p>
          </table:table-cell>
          <table:table-cell office:value-type="float" office:value="-1.2382075471698113" table:formula="of:=[.G6]*[.H6]" table:style-name="ce4">
            <text:p>-1.238207547</text:p>
          </table:table-cell>
          <table:table-cell office:value-type="float" office:value="32.66990566037736" table:formula="of:=[.C6]-([.B6]*[.H6])" table:style-name="ce4">
            <text:p>32.66990566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4</text:p>
          </table:table-cell>
          <table:table-cell office:value-type="float" office:value="6.42" table:style-name="ce4">
            <text:p>6.42</text:p>
          </table:table-cell>
          <table:table-cell office:value-type="float" office:value="13.9" table:style-name="ce4">
            <text:p>13.9</text:p>
          </table:table-cell>
          <table:table-cell office:value-type="float" office:value="-13.9" table:formula="of:=-[.C7]" table:style-name="ce4">
            <text:p>-13.9</text:p>
          </table:table-cell>
          <table:table-cell office:value-type="float" office:value="6.19" table:style-name="ce4">
            <text:p>6.19</text:p>
          </table:table-cell>
          <table:table-cell office:value-type="float" office:value="15.87" table:style-name="ce4">
            <text:p>15.87</text:p>
          </table:table-cell>
          <table:table-cell office:value-type="float" office:value="1" table:formula="of:=IF([.C7]&gt;[.F7]; -1; 1)" table:style-name="ce4">
            <text:p>1</text:p>
          </table:table-cell>
          <table:table-cell office:value-type="float" office:value="-8.5652173913043601" table:formula="of:=(([.F7]-[.C7])/([.E7]-[.B7]))" table:style-name="ce4">
            <text:p>-8.565217391</text:p>
          </table:table-cell>
          <table:table-cell office:value-type="float" office:value="-8.5652173913043601" table:formula="of:=[.G7]*[.H7]" table:style-name="ce4">
            <text:p>-8.565217391</text:p>
          </table:table-cell>
          <table:table-cell office:value-type="float" office:value="68.888695652173993" table:formula="of:=[.C7]-([.B7]*[.H7])" table:style-name="ce4">
            <text:p>68.88869565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5</text:p>
          </table:table-cell>
          <table:table-cell office:value-type="float" office:value="4.28" table:style-name="ce4">
            <text:p>4.28</text:p>
          </table:table-cell>
          <table:table-cell office:value-type="float" office:value="18.28" table:style-name="ce4">
            <text:p>18.28</text:p>
          </table:table-cell>
          <table:table-cell office:value-type="float" office:value="-18.28" table:formula="of:=-[.C8]" table:style-name="ce4">
            <text:p>-18.28</text:p>
          </table:table-cell>
          <table:table-cell office:value-type="float" office:value="4.6100000000000003" table:style-name="ce4">
            <text:p>4.61</text:p>
          </table:table-cell>
          <table:table-cell office:value-type="float" office:value="16.059999999999999" table:style-name="ce4">
            <text:p>16.06</text:p>
          </table:table-cell>
          <table:table-cell office:value-type="float" office:value="-1" table:formula="of:=IF([.C8]&gt;[.F8]; -1; 1)" table:style-name="ce4">
            <text:p>-1</text:p>
          </table:table-cell>
          <table:table-cell office:value-type="float" office:value="-6.7272727272727328" table:formula="of:=(([.F8]-[.C8])/([.E8]-[.B8]))" table:style-name="ce4">
            <text:p>-6.727272727</text:p>
          </table:table-cell>
          <table:table-cell office:value-type="float" office:value="6.7272727272727328" table:formula="of:=[.G8]*[.H8]" table:style-name="ce4">
            <text:p>6.727272727</text:p>
          </table:table-cell>
          <table:table-cell office:value-type="float" office:value="47.072727272727299" table:formula="of:=[.C8]-([.B8]*[.H8])" table:style-name="ce4">
            <text:p>47.07272727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6</text:p>
          </table:table-cell>
          <table:table-cell office:value-type="float" office:value="12.16" table:style-name="ce4">
            <text:p>12.16</text:p>
          </table:table-cell>
          <table:table-cell office:value-type="float" office:value="21.26" table:style-name="ce4">
            <text:p>21.26</text:p>
          </table:table-cell>
          <table:table-cell office:value-type="float" office:value="-21.26" table:formula="of:=-[.C9]" table:style-name="ce4">
            <text:p>-21.26</text:p>
          </table:table-cell>
          <table:table-cell office:value-type="float" office:value="10.7" table:style-name="ce4">
            <text:p>10.7</text:p>
          </table:table-cell>
          <table:table-cell office:value-type="float" office:value="19.350000000000001" table:style-name="ce4">
            <text:p>19.35</text:p>
          </table:table-cell>
          <table:table-cell office:value-type="float" office:value="-1" table:formula="of:=IF([.C9]&gt;[.F9]; -1; 1)" table:style-name="ce4">
            <text:p>-1</text:p>
          </table:table-cell>
          <table:table-cell office:value-type="float" office:value="1.308219178082191" table:formula="of:=(([.F9]-[.C9])/([.E9]-[.B9]))" table:style-name="ce4">
            <text:p>1.308219178</text:p>
          </table:table-cell>
          <table:table-cell office:value-type="float" office:value="-1.308219178082191" table:formula="of:=[.G9]*[.H9]" table:style-name="ce4">
            <text:p>-1.308219178</text:p>
          </table:table-cell>
          <table:table-cell office:value-type="float" office:value="5.3520547945205585" table:formula="of:=[.C9]-([.B9]*[.H9])" table:style-name="ce4">
            <text:p>5.352054795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7</text:p>
          </table:table-cell>
          <table:table-cell office:value-type="float" office:value="19.23" table:style-name="ce4">
            <text:p>19.23</text:p>
          </table:table-cell>
          <table:table-cell office:value-type="float" office:value="21.84" table:style-name="ce4">
            <text:p>21.84</text:p>
          </table:table-cell>
          <table:table-cell office:value-type="float" office:value="-21.84" table:formula="of:=-[.C10]" table:style-name="ce4">
            <text:p>-21.84</text:p>
          </table:table-cell>
          <table:table-cell office:value-type="float" office:value="19.64" table:style-name="ce4">
            <text:p>19.64</text:p>
          </table:table-cell>
          <table:table-cell office:value-type="float" office:value="23.27" table:style-name="ce4">
            <text:p>23.27</text:p>
          </table:table-cell>
          <table:table-cell office:value-type="float" office:value="1" table:formula="of:=IF([.C10]&gt;[.F10]; -1; 1)" table:style-name="ce4">
            <text:p>1</text:p>
          </table:table-cell>
          <table:table-cell office:value-type="float" office:value="3.4878048780487787" table:formula="of:=(([.F10]-[.C10])/([.E10]-[.B10]))" table:style-name="ce4">
            <text:p>3.487804878</text:p>
          </table:table-cell>
          <table:table-cell office:value-type="float" office:value="3.4878048780487787" table:formula="of:=[.G10]*[.H10]" table:style-name="ce4">
            <text:p>3.487804878</text:p>
          </table:table-cell>
          <table:table-cell office:value-type="float" office:value="-45.23048780487801" table:formula="of:=[.C10]-([.B10]*[.H10])" table:style-name="ce4">
            <text:p>-45.2304878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8</text:p>
          </table:table-cell>
          <table:table-cell office:value-type="float" office:value="13.55" table:style-name="ce4">
            <text:p>13.55</text:p>
          </table:table-cell>
          <table:table-cell office:value-type="float" office:value="26.64" table:style-name="ce4">
            <text:p>26.64</text:p>
          </table:table-cell>
          <table:table-cell office:value-type="float" office:value="-26.64" table:formula="of:=-[.C11]" table:style-name="ce4">
            <text:p>-26.64</text:p>
          </table:table-cell>
          <table:table-cell office:value-type="float" office:value="13.63" table:style-name="ce4">
            <text:p>13.63</text:p>
          </table:table-cell>
          <table:table-cell office:value-type="float" office:value="28.55" table:style-name="ce4">
            <text:p>28.55</text:p>
          </table:table-cell>
          <table:table-cell office:value-type="float" office:value="1" table:formula="of:=IF([.C11]&gt;[.F11]; -1; 1)" table:style-name="ce4">
            <text:p>1</text:p>
          </table:table-cell>
          <table:table-cell office:value-type="float" office:value="23.874999999999982" table:formula="of:=(([.F11]-[.C11])/([.E11]-[.B11]))" table:style-name="ce4">
            <text:p>23.875</text:p>
          </table:table-cell>
          <table:table-cell office:value-type="float" office:value="23.874999999999982" table:formula="of:=[.G11]*[.H11]" table:style-name="ce4">
            <text:p>23.875</text:p>
          </table:table-cell>
          <table:table-cell office:value-type="float" office:value="-296.86624999999981" table:formula="of:=[.C11]-([.B11]*[.H11])" table:style-name="ce4">
            <text:p>-296.86625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9</text:p>
          </table:table-cell>
          <table:table-cell office:value-type="float" office:value="10.41" table:style-name="ce4">
            <text:p>10.41</text:p>
          </table:table-cell>
          <table:table-cell office:value-type="float" office:value="32.42" table:style-name="ce4">
            <text:p>32.42</text:p>
          </table:table-cell>
          <table:table-cell office:value-type="float" office:value="-32.42" table:formula="of:=-[.C12]" table:style-name="ce4">
            <text:p>-32.42</text:p>
          </table:table-cell>
          <table:table-cell office:value-type="float" office:value="14.41" table:style-name="ce4">
            <text:p>14.41</text:p>
          </table:table-cell>
          <table:table-cell office:value-type="float" office:value="31.34" table:style-name="ce4">
            <text:p>31.34</text:p>
          </table:table-cell>
          <table:table-cell office:value-type="float" office:value="-1" table:formula="of:=IF([.C12]&gt;[.F12]; -1; 1)" table:style-name="ce4">
            <text:p>-1</text:p>
          </table:table-cell>
          <table:table-cell office:value-type="float" office:value="-0.27000000000000046" table:formula="of:=(([.F12]-[.C12])/([.E12]-[.B12]))" table:style-name="ce4">
            <text:p>-0.27</text:p>
          </table:table-cell>
          <table:table-cell office:value-type="float" office:value="0.27000000000000046" table:formula="of:=[.G12]*[.H12]" table:style-name="ce4">
            <text:p>0.27</text:p>
          </table:table-cell>
          <table:table-cell office:value-type="float" office:value="35.230700000000006" table:formula="of:=[.C12]-([.B12]*[.H12])" table:style-name="ce4">
            <text:p>35.2307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10</text:p>
          </table:table-cell>
          <table:table-cell office:value-type="float" office:value="5.18" table:style-name="ce4">
            <text:p>5.18</text:p>
          </table:table-cell>
          <table:table-cell office:value-type="float" office:value="25.47" table:style-name="ce4">
            <text:p>25.47</text:p>
          </table:table-cell>
          <table:table-cell office:value-type="float" office:value="-25.47" table:formula="of:=-[.C13]" table:style-name="ce4">
            <text:p>-25.47</text:p>
          </table:table-cell>
          <table:table-cell office:value-type="float" office:value="-0.53" table:style-name="ce4">
            <text:p>-0.53</text:p>
          </table:table-cell>
          <table:table-cell office:value-type="float" office:value="23.99" table:style-name="ce4">
            <text:p>23.99</text:p>
          </table:table-cell>
          <table:table-cell office:value-type="float" office:value="-1" table:formula="of:=IF([.C13]&gt;[.F13]; -1; 1)" table:style-name="ce4">
            <text:p>-1</text:p>
          </table:table-cell>
          <table:table-cell office:value-type="float" office:value="0.25919439579684772" table:formula="of:=(([.F13]-[.C13])/([.E13]-[.B13]))" table:style-name="ce4">
            <text:p>0.259194396</text:p>
          </table:table-cell>
          <table:table-cell office:value-type="float" office:value="-0.25919439579684772" table:formula="of:=[.G13]*[.H13]" table:style-name="ce4">
            <text:p>-0.259194396</text:p>
          </table:table-cell>
          <table:table-cell office:value-type="float" office:value="24.127373029772329" table:formula="of:=[.C13]-([.B13]*[.H13])" table:style-name="ce4">
            <text:p>24.12737303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irror 11</text:p>
          </table:table-cell>
          <table:table-cell office:value-type="float" office:value="12.91" table:style-name="ce4">
            <text:p>12.91</text:p>
          </table:table-cell>
          <table:table-cell office:value-type="float" office:value="30.5" table:style-name="ce4">
            <text:p>30.5</text:p>
          </table:table-cell>
          <table:table-cell office:value-type="float" office:value="-30.5" table:formula="of:=-[.C14]" table:style-name="ce4">
            <text:p>-30.5</text:p>
          </table:table-cell>
          <table:table-cell office:value-type="float" office:value="13.99" table:style-name="ce4">
            <text:p>13.99</text:p>
          </table:table-cell>
          <table:table-cell office:value-type="float" office:value="29.99" table:style-name="ce4">
            <text:p>29.99</text:p>
          </table:table-cell>
          <table:table-cell office:value-type="float" office:value="-1" table:formula="of:=IF([.C14]&gt;[.F14]; -1; 1)" table:style-name="ce4">
            <text:p>-1</text:p>
          </table:table-cell>
          <table:table-cell office:value-type="float" office:value="-0.47222222222222365" table:formula="of:=(([.F14]-[.C14])/([.E14]-[.B14]))" table:style-name="ce4">
            <text:p>-0.472222222</text:p>
          </table:table-cell>
          <table:table-cell office:value-type="float" office:value="0.47222222222222365" table:formula="of:=[.G14]*[.H14]" table:style-name="ce4">
            <text:p>0.472222222</text:p>
          </table:table-cell>
          <table:table-cell office:value-type="float" office:value="36.59638888888891" table:formula="of:=[.C14]-([.B14]*[.H14])" table:style-name="ce4">
            <text:p>36.59638889</text:p>
          </table:table-cell>
          <table:table-cell table:number-columns-repeated="16374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Noah Alexiou</dc:creator>
    <meta:creation-date>2024-11-12T18:49:14Z</meta:creation-date>
    <dc:date>2024-11-14T04:58:26Z</dc:date>
    <meta:editing-cycles>3</meta:editing-cycles>
    <meta:editing-duration>PT3997S</meta:editing-duration>
  </office:meta>
</office:document-meta>
</file>